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7890d" officeooo:paragraph-rsid="0057890d"/>
    </style:style>
    <style:style style:name="P2" style:family="paragraph" style:parent-style-name="Standard">
      <style:text-properties officeooo:rsid="0058d762" officeooo:paragraph-rsid="0058d762"/>
    </style:style>
    <style:style style:name="P3" style:family="paragraph" style:parent-style-name="Standard">
      <style:text-properties officeooo:rsid="005f8b5f" officeooo:paragraph-rsid="00727767"/>
    </style:style>
    <style:style style:name="P4" style:family="paragraph" style:parent-style-name="Standard">
      <style:text-properties officeooo:rsid="005f8b5f" officeooo:paragraph-rsid="007f2eeb"/>
    </style:style>
    <style:style style:name="P5" style:family="paragraph" style:parent-style-name="Standard">
      <style:text-properties officeooo:rsid="005f8b5f" officeooo:paragraph-rsid="00803c0d"/>
    </style:style>
    <style:style style:name="P6" style:family="paragraph" style:parent-style-name="Standard">
      <style:text-properties officeooo:rsid="005f8b5f" officeooo:paragraph-rsid="0082cf84"/>
    </style:style>
    <style:style style:name="P7" style:family="paragraph" style:parent-style-name="Standard">
      <style:text-properties officeooo:rsid="005fa51a" officeooo:paragraph-rsid="005fa51a"/>
    </style:style>
    <style:style style:name="P8" style:family="paragraph" style:parent-style-name="Standard">
      <style:text-properties officeooo:rsid="0060a659" officeooo:paragraph-rsid="0060a659"/>
    </style:style>
    <style:style style:name="P9" style:family="paragraph" style:parent-style-name="Standard">
      <style:text-properties officeooo:rsid="00627b2b" officeooo:paragraph-rsid="00627b2b"/>
    </style:style>
    <style:style style:name="P10" style:family="paragraph" style:parent-style-name="Standard">
      <style:text-properties officeooo:rsid="00627b2b" officeooo:paragraph-rsid="006b5acb"/>
    </style:style>
    <style:style style:name="P11" style:family="paragraph" style:parent-style-name="Standard">
      <style:text-properties officeooo:rsid="006b5acb" officeooo:paragraph-rsid="006b5acb"/>
    </style:style>
    <style:style style:name="P12" style:family="paragraph" style:parent-style-name="Standard">
      <style:text-properties officeooo:rsid="006d1b57" officeooo:paragraph-rsid="006d1b57"/>
    </style:style>
    <style:style style:name="P13" style:family="paragraph" style:parent-style-name="Standard">
      <style:text-properties officeooo:rsid="006e1ff9" officeooo:paragraph-rsid="006e1ff9"/>
    </style:style>
    <style:style style:name="P14" style:family="paragraph" style:parent-style-name="Standard">
      <style:text-properties officeooo:rsid="00732b9a" officeooo:paragraph-rsid="00732b9a"/>
    </style:style>
    <style:style style:name="P15" style:family="paragraph" style:parent-style-name="Standard">
      <style:text-properties officeooo:rsid="0074bb02" officeooo:paragraph-rsid="0074bb02"/>
    </style:style>
    <style:style style:name="P16" style:family="paragraph" style:parent-style-name="Standard">
      <style:text-properties officeooo:rsid="00777c52" officeooo:paragraph-rsid="00777c52"/>
    </style:style>
    <style:style style:name="P17" style:family="paragraph" style:parent-style-name="Standard">
      <style:text-properties officeooo:rsid="0077fd30" officeooo:paragraph-rsid="0077fd30"/>
    </style:style>
    <style:style style:name="P18" style:family="paragraph" style:parent-style-name="Standard">
      <style:text-properties officeooo:rsid="0079b554" officeooo:paragraph-rsid="0079b554"/>
    </style:style>
    <style:style style:name="P19" style:family="paragraph" style:parent-style-name="Standard">
      <style:text-properties officeooo:rsid="00717255" officeooo:paragraph-rsid="007f2eeb"/>
    </style:style>
    <style:style style:name="P20" style:family="paragraph" style:parent-style-name="Standard">
      <style:text-properties officeooo:rsid="0082cf84" officeooo:paragraph-rsid="0082cf84"/>
    </style:style>
    <style:style style:name="P21" style:family="paragraph" style:parent-style-name="Standard">
      <style:text-properties officeooo:rsid="00842e34" officeooo:paragraph-rsid="00842e34"/>
    </style:style>
    <style:style style:name="P22" style:family="paragraph" style:parent-style-name="Standard">
      <style:text-properties officeooo:rsid="00870744" officeooo:paragraph-rsid="00870744"/>
    </style:style>
    <style:style style:name="P23" style:family="paragraph" style:parent-style-name="Standard">
      <style:text-properties officeooo:rsid="0088894a" officeooo:paragraph-rsid="0088894a"/>
    </style:style>
    <style:style style:name="P24" style:family="paragraph" style:parent-style-name="Standard">
      <style:text-properties officeooo:rsid="008d673c" officeooo:paragraph-rsid="008d673c"/>
    </style:style>
    <style:style style:name="P25" style:family="paragraph" style:parent-style-name="Standard">
      <style:text-properties officeooo:rsid="008f902a" officeooo:paragraph-rsid="008f902a"/>
    </style:style>
    <style:style style:name="P26" style:family="paragraph" style:parent-style-name="Standard">
      <style:text-properties officeooo:rsid="008f902a" officeooo:paragraph-rsid="00915d79"/>
    </style:style>
    <style:style style:name="P27" style:family="paragraph" style:parent-style-name="Standard">
      <style:text-properties officeooo:rsid="00915d79" officeooo:paragraph-rsid="0088894a"/>
    </style:style>
    <style:style style:name="P28" style:family="paragraph" style:parent-style-name="Standard">
      <style:text-properties officeooo:rsid="00915d79" officeooo:paragraph-rsid="00915d79"/>
    </style:style>
    <style:style style:name="P29" style:family="paragraph" style:parent-style-name="Standard">
      <style:text-properties officeooo:rsid="009243d9" officeooo:paragraph-rsid="009243d9"/>
    </style:style>
    <style:style style:name="P30" style:family="paragraph" style:parent-style-name="Standard">
      <style:text-properties officeooo:rsid="009318f7" officeooo:paragraph-rsid="009318f7"/>
    </style:style>
    <style:style style:name="P31" style:family="paragraph" style:parent-style-name="Standard">
      <style:text-properties officeooo:rsid="00938b0b" officeooo:paragraph-rsid="00938b0b"/>
    </style:style>
    <style:style style:name="P32" style:family="paragraph" style:parent-style-name="Standard">
      <style:text-properties officeooo:rsid="0095732c" officeooo:paragraph-rsid="0095732c"/>
    </style:style>
    <style:style style:name="T1" style:family="text">
      <style:text-properties officeooo:rsid="00762c07"/>
    </style:style>
    <style:style style:name="T2" style:family="text">
      <style:text-properties officeooo:rsid="008d673c"/>
    </style:style>
    <style:style style:name="T3" style:family="text">
      <style:text-properties officeooo:rsid="00938b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Kafka</text:p>
      <text:p text:style-name="P28"/>
      <text:p text:style-name="P29">Exatcly one</text:p>
      <text:p text:style-name="P29"/>
      <text:p text:style-name="P29">Isolation levels</text:p>
      <text:p text:style-name="P29"/>
      <text:p text:style-name="P29">Transactions</text:p>
      <text:p text:style-name="P29"/>
      <text:p text:style-name="P29">Replication</text:p>
      <text:p text:style-name="P29"/>
      <text:p text:style-name="P30">What is “in sync replica”</text:p>
      <text:p text:style-name="P30"><text:s/><text:span text:style-name="T3">What is coordinator </text:span></text:p>
      <text:p text:style-name="P30"/>
      <text:p text:style-name="P31">How many coordinators we need?</text:p>
      <text:p text:style-name="P31"/>
      <text:p text:style-name="P32">Log compaction</text:p>
      <text:p text:style-name="P26"/>
      <text:p text:style-name="P26">-------------<text:line-break/><text:line-break/>Authentication </text:p>
      <text:p text:style-name="P25"/>
      <text:p text:style-name="P25">Security (Front end)</text:p>
      <text:p text:style-name="P23">---------------------</text:p>
      <text:p text:style-name="P27"/>
      <text:p text:style-name="P3"><text:s/><text:span text:style-name="T2">Gateway Rate limiting</text:span></text:p>
      <text:p text:style-name="P24">Gateway load balancer</text:p>
      <text:p text:style-name="P24">Config service</text:p>
      <text:p text:style-name="P3"/>
      <text:p text:style-name="P6"/>
      <text:p text:style-name="P1">Nginx?</text:p>
      <text:p text:style-name="P1"/>
      <text:p text:style-name="P2">What is terraform?<text:line-break/><text:line-break/>What is Ansible?</text:p>
      <text:p text:style-name="P2"/>
      <text:p text:style-name="P2"/>
      <text:p text:style-name="P7">Gradle manage dependencies</text:p>
      <text:p text:style-name="P7"/>
      <text:p text:style-name="P7">Spring - open telemetry</text:p>
      <text:p text:style-name="P7"/>
      <text:p text:style-name="P7">Java agents</text:p>
      <text:p text:style-name="P7"/>
      <text:p text:style-name="P7"/>
      <text:p text:style-name="P7"/>
      <text:p text:style-name="P8">Spring Spel</text:p>
      <text:p text:style-name="P8"/>
      <text:p text:style-name="P22">Spring autoconfiguration </text:p>
      <text:p text:style-name="P22"/>
      <text:p text:style-name="P9">Java NIO</text:p>
      <text:p text:style-name="P9"><text:soft-page-break/></text:p>
      <text:p text:style-name="P11">Feature flags<text:tab/></text:p>
      <text:p text:style-name="P11"/>
      <text:p text:style-name="P12">GraalVM</text:p>
      <text:p text:style-name="P12"/>
      <text:p text:style-name="P12">PowerBi</text:p>
      <text:p text:style-name="P12"/>
      <text:p text:style-name="P13">gRPC</text:p>
      <text:p text:style-name="P10"/>
      <text:p text:style-name="P14">State machines</text:p>
      <text:p text:style-name="P14"/>
      <text:p text:style-name="P15">Create your own language - <text:span text:style-name="T1">parsing, stack, etc</text:span></text:p>
      <text:p text:style-name="P15"/>
      <text:p text:style-name="P16">How to add custom Metrics Spring actuator</text:p>
      <text:p text:style-name="P16"/>
      <text:p text:style-name="P17">Web sockets</text:p>
      <text:p text:style-name="P17"/>
      <text:p text:style-name="P17">How to implement autocomplete</text:p>
      <text:p text:style-name="P17"/>
      <text:p text:style-name="P18">HFDS hadoop</text:p>
      <text:p text:style-name="P21">s</text:p>
      <text:p text:style-name="P18">S3 storage</text:p>
      <text:p text:style-name="P18"/>
      <text:p text:style-name="P18">Serverless servers</text:p>
      <text:p text:style-name="P18"/>
      <text:p text:style-name="P19">Redis rate limiting</text:p>
      <text:p text:style-name="P4"/>
      <text:p text:style-name="P19">Redis scalling</text:p>
      <text:p text:style-name="P19"/>
      <text:p text:style-name="P20">Discoverability services</text:p>
      <text:p text:style-name="P20"/>
      <text:p text:style-name="P20">Health checks</text:p>
      <text:p text:style-name="P20"/>
      <text:p text:style-name="P20"/>
      <text:p text:style-name="P4"><text:line-break/><text:line-break/>Sprinng - lifecycle of bean<text:line-break/></text:p>
      <text:p text:style-name="P5"><text:line-break/>Lifecycle of prototype scoped bean is not managed by spring?<text:line-break/>Inject new instance of prototype bean in singleton bean more than once?</text:p>
      <text:p text:style-name="P5"><text:s/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2T17:43:03.942906991</meta:creation-date>
    <dc:date>2024-12-06T21:03:58.003233187</dc:date>
    <meta:editing-duration>P45DT21H12M13S</meta:editing-duration>
    <meta:editing-cycles>101</meta:editing-cycles>
    <meta:generator>LibreOffice/6.4.7.2$Linux_X86_64 LibreOffice_project/40$Build-2</meta:generator>
    <meta:document-statistic meta:table-count="0" meta:image-count="0" meta:object-count="0" meta:page-count="2" meta:paragraph-count="43" meta:word-count="129" meta:character-count="866" meta:non-whitespace-character-count="766"/>
  </office:meta>
</office:document-meta>
</file>